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46cm"/>
    </style:style>
    <style:style style:name="co3" style:family="table-column">
      <style:table-column-properties fo:break-before="auto" style:column-width="2.579cm"/>
    </style:style>
    <style:style style:name="co4" style:family="table-column">
      <style:table-column-properties fo:break-before="auto" style:column-width="20.5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cm"/>
      <style:text-properties style:text-outline="false" style:text-line-through-style="none" style:text-line-through-type="none" style:font-name="Free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ko" style:country-asian="KR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3pt" style:language-asian="ko" style:country-asian="KR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ko" style:country-asian="KR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reeSans" fo:font-size="12pt" fo:font-weight="bold" style:font-name-asian="FreeSans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74pt solid #000000" style:vertical-align="middle"/>
      <style:text-properties style:font-name="FreeSans" style:font-name-asian="FreeSans"/>
    </style:style>
    <style:style style:name="ce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cm"/>
      <style:text-properties style:font-name="FreeSans" fo:font-size="12pt" style:font-name-asian="FreeSans" style:font-size-asian="12pt" style:font-size-complex="12pt"/>
    </style:style>
    <style:style style:name="ce7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cm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3pt" style:language-asian="ko" style:country-asian="KR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reeSans" fo:font-size="12pt" fo:font-weight="bold" style:font-name-asian="FreeSans" style:font-size-asian="12pt" style:font-weight-asian="bold" style:font-name-complex="DejaVu Sans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reeSans" fo:font-size="13pt" fo:font-weight="bold" style:font-name-asian="FreeSans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ko" style:country-asian="KR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reeSans" style:font-name-asian="FreeSans"/>
    </style:style>
    <style:style style:name="ce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1pt" style:language-asian="ko" style:country-asian="KR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1pt" style:language-asian="ko" style:country-asian="KR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FreeSans" fo:font-size="11pt" style:font-name-asian="FreeSans" style:font-size-asian="11pt" style:font-size-complex="11pt"/>
    </style:style>
    <style:style style:name="ce15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4" table:number-rows-spanned="1">
            <text:p><text:s/>2팀 - 시작이 반EZ (김혜빈, 노주영, 조세빈)</text:p>
          </table:table-cell>
          <table:covered-table-cell table:style-name="ce6"/>
          <table:covered-table-cell table:number-columns-repeated="2" table:style-name="ce7"/>
          <table:table-cell table:style-name="ce11" office:value-type="string" calcext:value-type="string">
            <text:p>요구사항 분석서</text:p>
          </table:table-cell>
          <table:table-cell table:style-name="ce15" table:number-columns-repeated="1019"/>
        </table:table-row>
        <table:table-row table:style-name="ro1">
          <table:table-cell table:style-name="ce4" table:number-columns-spanned="5" table:number-rows-spanned="1"/>
          <table:covered-table-cell table:number-columns-repeated="4" table:style-name="ce4"/>
          <table:table-cell table:number-columns-repeated="1019"/>
        </table:table-row>
        <table:table-row table:style-name="ro3">
          <table:table-cell table:style-name="ce8" office:value-type="string" calcext:value-type="string">
            <text:p>유형</text:p>
          </table:table-cell>
          <table:table-cell table:style-name="ce8" office:value-type="string" calcext:value-type="string">
            <text:p>분류</text:p>
          </table:table-cell>
          <table:table-cell table:style-name="ce22" office:value-type="string" calcext:value-type="string" table:number-columns-spanned="2" table:number-rows-spanned="1">
            <text:p>발생조건 / 세부분류</text:p>
          </table:table-cell>
          <table:covered-table-cell table:style-name="ce24"/>
          <table:table-cell table:style-name="ce8" office:value-type="string" calcext:value-type="string">
            <text:p>세부내용 설명</text:p>
          </table:table-cell>
          <table:table-cell table:style-name="ce16" table:number-columns-repeated="7"/>
          <table:table-cell table:number-columns-repeated="1012"/>
        </table:table-row>
        <table:table-row table:style-name="ro4">
          <table:table-cell table:style-name="ce10" office:value-type="string" calcext:value-type="string">
            <text:p>첫 화면</text:p>
          </table:table-cell>
          <table:table-cell table:style-name="ce10" office:value-type="string" calcext:value-type="string">
            <text:p>게임 시작</text:p>
          </table:table-cell>
          <table:table-cell table:style-name="ce10" office:value-type="string" calcext:value-type="string" table:number-columns-spanned="2" table:number-rows-spanned="1">
            <text:p>화면 구성</text:p>
          </table:table-cell>
          <table:covered-table-cell table:style-name="ce18"/>
          <table:table-cell table:style-name="ce12" office:value-type="string" calcext:value-type="string">
            <text:p>도트아트로 게임 로고 출력하며 게임 시작을 알림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table-cell table:style-name="ce10" office:value-type="string" calcext:value-type="string" table:number-columns-spanned="1" table:number-rows-spanned="51">
            <text:p>플레이</text:p>
            <text:p>화면</text:p>
          </table:table-cell>
          <table:table-cell table:style-name="ce10" office:value-type="string" calcext:value-type="string" table:number-columns-spanned="1" table:number-rows-spanned="2">
            <text:p>유저 생성</text:p>
          </table:table-cell>
          <table:table-cell table:style-name="ce10" office:value-type="string" calcext:value-type="string" table:number-columns-spanned="2" table:number-rows-spanned="2">
            <text:p>화면 구성</text:p>
          </table:table-cell>
          <table:covered-table-cell table:style-name="ce18"/>
          <table:table-cell table:style-name="ce12" office:value-type="string" calcext:value-type="string">
            <text:p>유저의 기본 체력은 100, 기본 골드는 300원, 기본 장비는 1티어 장비를 착용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number-columns-repeated="4" table:style-name="ce18"/>
          <table:table-cell table:style-name="ce12" office:value-type="string" calcext:value-type="string">
            <text:p>유저의 공격력 수치 표현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style-name="ce18"/>
          <table:table-cell table:style-name="ce10" office:value-type="string" calcext:value-type="string" table:number-columns-spanned="1" table:number-rows-spanned="7">
            <text:p>맵</text:p>
          </table:table-cell>
          <table:table-cell table:style-name="ce10" office:value-type="string" calcext:value-type="string" table:number-columns-spanned="2" table:number-rows-spanned="4">
            <text:p>화면 구성</text:p>
          </table:table-cell>
          <table:covered-table-cell table:style-name="ce18"/>
          <table:table-cell table:style-name="ce12" office:value-type="string" calcext:value-type="string">
            <text:p>맵 크기는 50 * 50, 6개 필요(첫번째 공간은 마을, 나머지는 던전 1~5층)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number-columns-repeated="4" table:style-name="ce18"/>
          <table:table-cell table:style-name="ce12" office:value-type="string" calcext:value-type="string">
            <text:p>각 맵의 (1,1)에서 시작, 각 맵의 (50,50)에서 다음 맵을 이동하는 포탈 존재, 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number-columns-repeated="4" table:style-name="ce18"/>
          <table:table-cell table:style-name="ce12" office:value-type="string" calcext:value-type="string">
            <text:p>마을로 돌아오려면 수동으로 직접 포탈을 이용해 돌아오거나 마을이동주문서 사용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number-columns-repeated="4" table:style-name="ce18"/>
          <table:table-cell table:style-name="ce12" office:value-type="string" calcext:value-type="string">
            <text:p>전투 화면 이동 전에는 방향키로 마을과 던전을 자유롭게 다님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number-columns-repeated="2" table:style-name="ce18"/>
          <table:table-cell table:style-name="ce10" office:value-type="string" calcext:value-type="string" table:number-columns-spanned="1" table:number-rows-spanned="3">
            <text:p>마을</text:p>
          </table:table-cell>
          <table:table-cell table:style-name="ce10" office:value-type="string" calcext:value-type="string">
            <text:p>잡화상</text:p>
          </table:table-cell>
          <table:table-cell table:style-name="ce12" office:value-type="string" calcext:value-type="string">
            <text:p>NPC 판도라 위치. 1티어 기본 장비 및 빨간물약(30원)과 마을이동주문서(100원) 판매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number-columns-repeated="3" table:style-name="ce18"/>
          <table:table-cell table:style-name="ce10" office:value-type="string" calcext:value-type="string">
            <text:p>성소</text:p>
          </table:table-cell>
          <table:table-cell table:style-name="ce12" office:value-type="string" calcext:value-type="string">
            <text:p>NPC 성직자 위치. 방문 시 체력 100% 무로 회복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number-columns-repeated="3" table:style-name="ce18"/>
          <table:table-cell table:style-name="ce10" office:value-type="string" calcext:value-type="string">
            <text:p>제련소</text:p>
          </table:table-cell>
          <table:table-cell table:style-name="ce12" office:value-type="string" calcext:value-type="string">
            <text:p>NPC 드워프 위치. 장비강화주문서(300원) 판매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style-name="ce19"/>
          <table:table-cell table:style-name="ce10" office:value-type="string" calcext:value-type="string" table:number-columns-spanned="1" table:number-rows-spanned="28">
            <text:p>몬스터</text:p>
          </table:table-cell>
          <table:table-cell table:style-name="ce10" office:value-type="string" calcext:value-type="string" table:number-columns-spanned="2" table:number-rows-spanned="1">
            <text:p>몬스터 조우</text:p>
          </table:table-cell>
          <table:covered-table-cell table:style-name="ce18"/>
          <table:table-cell table:style-name="ce12" office:value-type="string" calcext:value-type="string">
            <text:p>유저가 각층 입구 도착 시 던전 1~5층 몬스터들이 랜덤으로 재배치 되며 마주치면 전투 모드 돌입</text:p>
          </table:table-cell>
          <table:table-cell table:style-name="ce17" table:number-columns-repeated="7"/>
          <table:table-cell table:number-columns-repeated="1012"/>
        </table:table-row>
        <table:table-row table:style-name="ro4">
          <table:covered-table-cell table:style-name="ce19"/>
          <table:covered-table-cell table:style-name="ce18"/>
          <table:table-cell table:style-name="ce10" office:value-type="string" calcext:value-type="string" table:number-columns-spanned="1" table:number-rows-spanned="10">
            <text:p>일반 몬스터</text:p>
          </table:table-cell>
          <table:table-cell table:style-name="ce18" office:value-type="string" calcext:value-type="string" table:number-columns-spanned="1" table:number-rows-spanned="2">
            <text:p>오크전사</text:p>
          </table:table-cell>
          <table:table-cell table:style-name="ce12" office:value-type="string" calcext:value-type="string">
            <text:p>1층 등장 시 체력 총 수치 50~100 랜덤 , 1회 공격 시 공격력 10~15 데미지 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2" office:value-type="string" calcext:value-type="string">
            <text:p>처치 시 보상 : 유저 총 체력 1% 상승, 골드 5~30원 랜덤 획득, 마을이동주문서 20% 확률로 획득</text:p>
          </table:table-cell>
          <table:table-cell table:style-name="ce17" table:number-columns-repeated="5"/>
          <table:table-cell table:number-columns-repeated="1014"/>
        </table:table-row>
        <table:table-row table:style-name="ro4">
          <table:covered-table-cell table:style-name="ce19"/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좀비</text:p>
          </table:table-cell>
          <table:table-cell table:style-name="ce13" office:value-type="string" calcext:value-type="string">
            <text:p>2층 등장 시 체력 총 수치 50~180 랜덤 , 1회 공격 시 공격력 17~30 데미지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처치시 보상 : 유저 총 체력 2% 상승, 골드 5~60원 랜덤 획득, 마을이동주문서 20% 확률로 획득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구울</text:p>
          </table:table-cell>
          <table:table-cell table:style-name="ce13" office:value-type="string" calcext:value-type="string">
            <text:p>3층 등장 시 체력 총 수치 120~280 랜덤, 1회 공격 시 공격력 20~45 데미지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처치 시 보상 : 유처 총 체력 3% 상승, 골드 5~100원 랜덤 획득, 마을이동주문서 20% 확률로 획득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해골</text:p>
          </table:table-cell>
          <table:table-cell table:style-name="ce13" office:value-type="string" calcext:value-type="string">
            <text:p>4층 등장 시 체력 총 수치 200~260 랜덤, 1회 공격 시 공격력 28~55 데미지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처치 시 보상 : 유처 총 체력 5% 상승, 골드 5~130원 랜덤 획득, 마을이동주문서와 2티어 장비 20% 확률로 획득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스파토이</text:p>
          </table:table-cell>
          <table:table-cell table:style-name="ce13" office:value-type="string" calcext:value-type="string">
            <text:p>5층 등장 시 총 체력 수치 260~360 랜덤, 1회 공격 시 공격력 32~75 데미지 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처치 시 보상 : 유처 총 체력 7% 상승, 골드 5~200원 랜덤 획득, 마을이동주문서와 2티어 장비 20 확률로 획득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style-name="ce18"/>
          <table:table-cell table:style-name="ce10" office:value-type="string" calcext:value-type="string" table:number-columns-spanned="2" table:number-rows-spanned="4">
            <text:p>네임드 몬스터</text:p>
          </table:table-cell>
          <table:covered-table-cell table:style-name="ce18"/>
          <table:table-cell table:style-name="ce13" office:value-type="string" calcext:value-type="string">
            <text:p>네임드 몬스터는 우리반 학생 전원 이름이며 전층에서 30% 확률로 등장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유저 현재 체력의 200% 체력 수치, 1회 공격 시 공격력 100~300 데미지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처치 시 보상 : 유저 총 체력 20% 상승, 골드 5~500원 랜덤 획득, 마을 이동주문서와 2~3티어 장비 20% 확률로 획득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네임드 몬스터 사망 시 30% 확률로 랜덤 재등장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style-name="ce18"/>
          <table:table-cell table:style-name="ce10" office:value-type="string" calcext:value-type="string" table:number-columns-spanned="1" table:number-rows-spanned="7">
            <text:p>보스 몬스터</text:p>
          </table:table-cell>
          <table:table-cell table:style-name="ce18" office:value-type="string" calcext:value-type="string">
            <text:p>등장</text:p>
          </table:table-cell>
          <table:table-cell table:style-name="ce13" office:value-type="string" calcext:value-type="string">
            <text:p>모든 보스몬스터는 5층에서만 등장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style-name="ce18"/>
          <table:covered-table-cell table:style-name="ce10"/>
          <table:table-cell table:style-name="ce18" office:value-type="string" calcext:value-type="string" table:number-columns-spanned="1" table:number-rows-spanned="2">
            <text:p>바포메트</text:p>
            <text:p>(보스)</text:p>
          </table:table-cell>
          <table:table-cell table:style-name="ce13" office:value-type="string" calcext:value-type="string">
            <text:p>20% 확률로 등장, 유저 현재 체력의 500% 체력 수치, 1회 공격 시 180~450 데미지. </text:p>
          </table:table-cell>
          <table:table-cell table:number-columns-repeated="1019"/>
        </table:table-row>
        <table:table-row table:style-name="ro5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처치 시 보상 : 유처 총 체력 30% 상승, 3티어 장비 20% 확률로 랜덤 획득, 4티어 장비 5% 확률로 랜덤 획득, </text:p>
            <text:p>순간이동주문서 30% 확률로 1~3개 랜덤 획득, 골드 5~700원 랜덤 획득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이동녘</text:p>
            <text:p>(찐보스)</text:p>
          </table:table-cell>
          <table:table-cell table:style-name="ce13" office:value-type="string" calcext:value-type="string">
            <text:p>10% 확률로 등장, 유저 현재 체력의 700% 체력 수치, 1회 공격 시 300~550 데미지</text:p>
          </table:table-cell>
          <table:table-cell table:number-columns-repeated="1019"/>
        </table:table-row>
        <table:table-row table:style-name="ro5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처치 시 보상 : 유저 총 체력 60% 상승, 3티어 장비 20% 확률로 랜덤 획득, 4티어 장비 10% 확률로 랜덤 획득, </text:p>
            <text:p>순간이동주문서 30%확률로 1~3개 랜덤 획득, 엘릭서 10%확률로 1~3개, 골드 5~100원 획득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류홍걸</text:p>
            <text:p>(찐막보스)</text:p>
          </table:table-cell>
          <table:table-cell table:style-name="ce13" office:value-type="string" calcext:value-type="string">
            <text:p>5% 확률로 등장, 유저 현재 체력의 1000% 체력 수치, 1회 공격 시 500~1300 데미지</text:p>
          </table:table-cell>
          <table:table-cell table:number-columns-repeated="1019"/>
        </table:table-row>
        <table:table-row table:style-name="ro5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처치 시 보상 : 우저 총 체력 100% 상승, 3티어 장비 30% 확률로 랜덤 획득, 4티어 장비 20% 확률로 랜덤 획득, </text:p>
            <text:p>순간이동주문서 30% 확률로 1~3개 랜덤 획득, 엘릭서 20% 확률로 1~3개, 골드 5~3000원 랜덤 획득</text:p>
          </table:table-cell>
          <table:table-cell table:number-columns-repeated="1019"/>
        </table:table-row>
        <table:table-row table:style-name="ro4">
          <table:covered-table-cell table:style-name="ce19" office:value-type="string" calcext:value-type="string">
            <text:p>ㅠ</text:p>
          </table:covered-table-cell>
          <table:covered-table-cell table:style-name="ce18"/>
          <table:table-cell table:style-name="ce18" office:value-type="string" calcext:value-type="string" table:number-columns-spanned="1" table:number-rows-spanned="6">
            <text:p>전투</text:p>
          </table:table-cell>
          <table:table-cell table:style-name="ce18" office:value-type="string" calcext:value-type="string">
            <text:p>선택</text:p>
          </table:table-cell>
          <table:table-cell table:style-name="ce13" office:value-type="string" calcext:value-type="string">
            <text:p>유저는 공격, 아이템 사용, 도망 중 선택 가능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공격</text:p>
          </table:table-cell>
          <table:table-cell table:style-name="ce13" office:value-type="string" calcext:value-type="string">
            <text:p>몬스터의 공격이 1회 끝나면 1턴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받은 데미지와 잔여 체력 비교하여 승리/패배 텍스트 출력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2" table:style-name="ce18"/>
          <table:table-cell table:style-name="ce18" office:value-type="string" calcext:value-type="string">
            <text:p>아이템 사용</text:p>
          </table:table-cell>
          <table:table-cell table:style-name="ce13" office:value-type="string" calcext:value-type="string">
            <text:p>인벤토리에 있는 보유 아이템 중에 선택하여 사용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도망</text:p>
          </table:table-cell>
          <table:table-cell table:style-name="ce13" office:value-type="string" calcext:value-type="string">
            <text:p>도망 성공 시 현재 체력 변화 없이 다른 장소로 이동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도망 실패 시 전투 모드 돌입</text:p>
          </table:table-cell>
          <table:table-cell table:number-columns-repeated="1019"/>
        </table:table-row>
        <table:table-row table:style-name="ro4">
          <table:covered-table-cell table:style-name="ce19"/>
          <table:table-cell table:style-name="ce10" office:value-type="string" calcext:value-type="string" table:number-columns-spanned="1" table:number-rows-spanned="14">
            <text:p>아이템</text:p>
          </table:table-cell>
          <table:table-cell table:style-name="ce9" office:value-type="string" calcext:value-type="string" table:number-columns-spanned="1" table:number-rows-spanned="5">
            <text:p>이동</text:p>
          </table:table-cell>
          <table:table-cell table:style-name="ce10" office:value-type="string" calcext:value-type="string" table:number-columns-spanned="1" table:number-rows-spanned="3">
            <text:p>마을이동</text:p>
            <text:p>주문서</text:p>
          </table:table-cell>
          <table:table-cell table:style-name="ce13" office:value-type="string" calcext:value-type="string">
            <text:p>어느 장소에 있던 마을 앞의 판도라 상점 앞으로 이동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한 번 이용 시 갯수에서 하나씩 차감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1장당 100원 판매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style-name="ce10"/>
          <table:covered-table-cell table:style-name="ce18"/>
          <table:table-cell table:style-name="ce25" office:value-type="string" calcext:value-type="string" table:number-columns-spanned="1" table:number-rows-spanned="2">
            <text:p>순간이동</text:p>
            <text:p>주문서</text:p>
          </table:table-cell>
          <table:table-cell table:style-name="ce13" office:value-type="string" calcext:value-type="string">
            <text:p>던전 내 기억해둔 장소로 순간이동(좌표를 저장해두고 그 위치로 이동)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한 번 이용 시 순간이동주문서 갯수에서 하나씩 차감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style-name="ce18"/>
          <table:table-cell table:style-name="ce18" office:value-type="string" calcext:value-type="string" table:number-columns-spanned="1" table:number-rows-spanned="5">
            <text:p>강화</text:p>
          </table:table-cell>
          <table:table-cell table:style-name="ce10" office:value-type="string" calcext:value-type="string" table:number-columns-spanned="1" table:number-rows-spanned="3">
            <text:p>장비강화</text:p>
            <text:p>주문서</text:p>
          </table:table-cell>
          <table:table-cell table:style-name="ce13" office:value-type="string" calcext:value-type="string">
            <text:p>각 장비의 인챈트를 1씩 증가, 확률은 20% / 인챈트 실패시 장비 파괴, 삭제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style-name="ce10"/>
          <table:covered-table-cell table:number-columns-repeated="2" table:style-name="ce18"/>
          <table:table-cell table:style-name="ce14" office:value-type="string" calcext:value-type="string">
            <text:p>하나를 사용하면 장비강화주문서 갯수에서 하나씩 차감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장비 인첸트는 최대 10까지 가능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style-name="ce10"/>
          <table:covered-table-cell table:style-name="ce18"/>
          <table:table-cell table:style-name="ce25" office:value-type="string" calcext:value-type="string" table:number-columns-spanned="1" table:number-rows-spanned="2">
            <text:p>엘릭서</text:p>
          </table:table-cell>
          <table:table-cell table:style-name="ce13" office:value-type="string" calcext:value-type="string">
            <text:p>원하는 장비의 인챈트를 +1 영구적으로 100% 확률로 상승 시킴</text:p>
          </table:table-cell>
          <table:table-cell table:number-columns-repeated="1019"/>
        </table:table-row>
        <table:table-row table:style-name="ro4">
          <table:covered-table-cell table:style-name="ce19"/>
          <table:covered-table-cell table:number-columns-repeated="3" table:style-name="ce18"/>
          <table:table-cell table:style-name="ce13" office:value-type="string" calcext:value-type="string">
            <text:p>한 번 이용 시 엘릭서 갯수에서 하나씩 차감</text:p>
          </table:table-cell>
          <table:table-cell table:number-columns-repeated="1019"/>
        </table:table-row>
        <table:table-row table:style-name="ro5">
          <table:covered-table-cell table:style-name="ce19"/>
          <table:covered-table-cell table:style-name="ce10"/>
          <table:table-cell table:style-name="ce18" office:value-type="string" calcext:value-type="string" table:number-columns-spanned="1" table:number-rows-spanned="4">
            <text:p>티어</text:p>
          </table:table-cell>
          <table:table-cell table:style-name="ce10" office:value-type="string" calcext:value-type="string">
            <text:p>1티어</text:p>
          </table:table-cell>
          <table:table-cell table:style-name="ce13" office:value-type="string" calcext:value-type="string">
            <text:p>1티어 : 기본검(공격력 +2), 기본갑빠(데미지 감소 -1), 기본장화(데미지 감소 -4), 기본장갑(데미지 감소 -1),</text:p>
            <text:p>기본망토(데미지 감소 -1), 기본마스크(데미지 감소 -1), 빨간물약(체력 +30)</text:p>
          </table:table-cell>
          <table:table-cell table:number-columns-repeated="1019"/>
        </table:table-row>
        <table:table-row table:style-name="ro5">
          <table:covered-table-cell table:style-name="ce19"/>
          <table:covered-table-cell table:number-columns-repeated="2" table:style-name="ce18"/>
          <table:table-cell table:style-name="ce18" office:value-type="string" calcext:value-type="string">
            <text:p>2티어</text:p>
          </table:table-cell>
          <table:table-cell table:style-name="ce13" office:value-type="string" calcext:value-type="string">
            <text:p>2티어 : 장검(공격력 +5), 반팔갑빠(데미지 감소-4), 슬리퍼(데미지 감소 -4), 고무장갑(데미지 감소 -4), </text:p>
            <text:p>면망토(데미지 감소-4), k80마스크(데미지 감소-4), 주항물약(체력 충전 +50)</text:p>
          </table:table-cell>
          <table:table-cell table:number-columns-repeated="1019"/>
        </table:table-row>
        <table:table-row table:style-name="ro6">
          <table:covered-table-cell table:style-name="ce19"/>
          <table:covered-table-cell table:number-columns-repeated="2" table:style-name="ce18"/>
          <table:table-cell table:style-name="ce18" office:value-type="string" calcext:value-type="string">
            <text:p>3티어</text:p>
          </table:table-cell>
          <table:table-cell table:style-name="ce13" office:value-type="string" calcext:value-type="string">
            <text:p>3티어 : 일본도(공격력 +10), 후드갑빠(데미지 감소 -8), 운동화(데미지 감소 -8), 면장갑(데미지 감소 -8), </text:p>
            <text:p>비단망토(데미지 감소 -8), K94마스크(데미지 감소 -8), 맑은물약 (체력 +70)</text:p>
          </table:table-cell>
          <table:table-cell table:number-columns-repeated="1019"/>
        </table:table-row>
        <table:table-row table:style-name="ro5">
          <table:covered-table-cell table:style-name="ce19"/>
          <table:covered-table-cell table:number-columns-repeated="2" table:style-name="ce18"/>
          <table:table-cell table:style-name="ce18" office:value-type="string" calcext:value-type="string">
            <text:p>4티어</text:p>
          </table:table-cell>
          <table:table-cell table:style-name="ce13" office:value-type="string" calcext:value-type="string">
            <text:p>4티어 : 싸울아비장검 (공격력 +20), 용갑빠(데미지 감소 -13), 에어조단(데미지 감소 -13), 가죽장갑(데미지 감소 -13), </text:p>
            <text:p>방탄망토(데미지 감소 -13), 타이거마스크(데미지 감소 -13), 고농도 물약(체력 +150)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1" table:number-rows-spanned="2">
            <text:p>종료 화면</text:p>
          </table:table-cell>
          <table:table-cell table:style-name="ce10" office:value-type="string" calcext:value-type="string" table:number-columns-spanned="1" table:number-rows-spanned="2">
            <text:p>게임 종료</text:p>
          </table:table-cell>
          <table:table-cell table:style-name="ce18" office:value-type="string" calcext:value-type="string" table:number-columns-spanned="2" table:number-rows-spanned="2">
            <text:p>화면 구성</text:p>
          </table:table-cell>
          <table:covered-table-cell table:style-name="ce26"/>
          <table:table-cell table:style-name="ce13" office:value-type="string" calcext:value-type="string">
            <text:p>찐막보스 처치 시 해피엔딩 출력</text:p>
          </table:table-cell>
          <table:table-cell table:number-columns-repeated="1019"/>
        </table:table-row>
        <table:table-row table:style-name="ro4">
          <table:covered-table-cell table:number-columns-repeated="2" table:style-name="ce18"/>
          <table:covered-table-cell table:style-name="ce19"/>
          <table:covered-table-cell table:style-name="ce26"/>
          <table:table-cell table:style-name="ce13" office:value-type="string" calcext:value-type="string">
            <text:p>전투에서 사망시 체력 10% 남기고 마을에서 부활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4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5:51:50.020587090</meta:creation-date>
    <dc:date>2024-03-31T18:16:01.943590771</dc:date>
    <meta:editing-duration>PT1H1M18S</meta:editing-duration>
    <meta:editing-cycles>7</meta:editing-cycles>
    <meta:generator>LibreOffice/7.3.7.2$Linux_X86_64 LibreOffice_project/30$Build-2</meta:generator>
    <meta:document-statistic meta:table-count="1" meta:cell-count="107" meta:object-count="0"/>
  </office:meta>
</office:document-meta>
</file>